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loud Operating Platforms:**</text:p>
      <text:p text:style-name="Standard"/>
      <text:p text:style-name="Standard">1. **Abstraction Layer:** Cloud Operating Platforms, like Kubernetes, provide an abstraction layer over physical infrastructure, enabling developers to manage and deploy applications without worrying about the underlying hardware.</text:p>
      <text:p text:style-name="Standard"/>
      <text:p text:style-name="Standard">2. **Containerization:** These platforms utilize containerization technology (e.g., Docker) to package applications and their dependencies, ensuring consistency across different environments and reducing the "it works on my machine" problem.</text:p>
      <text:p text:style-name="Standard"/>
      <text:p text:style-name="Standard">3. **Orchestration:** Cloud Operating Platforms excel at orchestrating the deployment, scaling, and management of containerized applications. This allows developers to define how the application components interact and scale.</text:p>
      <text:p text:style-name="Standard"/>
      <text:p text:style-name="Standard">4. **Microservices:** They are conducive to building microservices-based architectures, where applications are divided into small, independently deployable services. This promotes agility, scalability, and ease of maintenance.</text:p>
      <text:p text:style-name="Standard"/>
      <text:p text:style-name="Standard">5. **Infrastructure as Code (IaC):** Developers define infrastructure configurations as code, allowing version control and reproducibility. Tools like Terraform and Helm are used to manage these configurations.</text:p>
      <text:p text:style-name="Standard"/>
      <text:p text:style-name="Standard">6. **Auto-scaling:** Cloud Operating Platforms offer automated scaling capabilities based on traffic demand. This ensures that the application can handle varying workloads efficiently.</text:p>
      <text:p text:style-name="Standard"/>
      <text:p text:style-name="Standard">**Relationship with Traditional Operating Systems:**</text:p>
      <text:p text:style-name="Standard"/>
      <text:p text:style-name="Standard">1. **Abstraction of Hardware:** Both Cloud Operating Platforms and traditional operating systems abstract away hardware complexities, but cloud platforms focus on abstracting across distributed infrastructure.</text:p>
      <text:p text:style-name="Standard"/>
      <text:p text:style-name="Standard">2. **Granularity:** Traditional operating systems manage hardware resources at a lower level, while cloud platforms operate at a higher level, managing clusters of resources.</text:p>
      <text:p text:style-name="Standard"/>
      <text:p text:style-name="Standard">3. **Resource Allocation:** Cloud platforms allocate resources dynamically based on application needs, while traditional OS may require manual resource allocation and management.</text:p>
      <text:p text:style-name="Standard"/>
      <text:p text:style-name="Standard">4. **Scalability:** Cloud platforms are designed with scalability in mind, making it easier to scale horizontally by adding more instances or containers. Traditional OS might require manual configuration changes for similar scaling.</text:p>
      <text:p text:style-name="Standard"/>
      <text:p text:style-name="Standard">5. **Virtualization:** Both cloud platforms and traditional OS can use virtualization, but cloud platforms often leverage containerization for lightweight and efficient application isolation.</text:p>
      <text:p text:style-name="Standard"/>
      <text:p text:style-name="Standard">**Serverless Environments:**</text:p>
      <text:p text:style-name="Standard"/>
      <text:p text:style-name="Standard"><text:soft-page-break/>1. **Event-Driven:** Serverless environments allow developers to write code that responds to events, such as HTTP requests, database updates, etc. This event-driven architecture can streamline application development.</text:p>
      <text:p text:style-name="Standard"/>
      <text:p text:style-name="Standard">2. **Pay-as-You-Go:** Developers are billed based on actual usage, which can be cost-effective for applications with varying workloads.</text:p>
      <text:p text:style-name="Standard"/>
      <text:p text:style-name="Standard">3. **Abstracted Infrastructure:** Serverless platforms abstract away infrastructure management entirely. Developers focus solely on writing code and defining how it responds to events.</text:p>
      <text:p text:style-name="Standard"/>
      <text:p text:style-name="Standard">4. **Statelessness:** Serverless functions are designed to be stateless, which can simplify development but might require additional effort to manage state if needed.</text:p>
      <text:p text:style-name="Standard"/>
      <text:p text:style-name="Standard">5. **Cold Starts:** Serverless functions might experience "cold starts," where the initial invocation has higher latency due to the need to initialize resources. This can impact real-time and latency-sensitive applications.</text:p>
      <text:p text:style-name="Standard"/>
      <text:p text:style-name="Standard"/>
      <text:p text:style-name="Standard">**Differences:**</text:p>
      <text:p text:style-name="Standard"/>
      <text:p text:style-name="Standard">1. **Scalability:** Cloud architecture is designed for scalability. Applications can easily scale horizontally by adding more instances or containers to handle increased load. Traditional operating systems may require more manual intervention to scale and might be limited by the physical hardware.</text:p>
      <text:p text:style-name="Standard"/>
      <text:p text:style-name="Standard">2. **Virtualization and Containerization:** Cloud architectures often utilize virtualization or containerization technologies like Docker. This provides isolation for applications and their dependencies, leading to consistent deployment across various environments. Traditional OS might offer virtualization, but it's often more complex and resource-intensive.</text:p>
      <text:p text:style-name="Standard"/>
      <text:p text:style-name="Standard">3. **Abstraction of Hardware:** Cloud platforms abstract away hardware management, allowing developers to focus on code and application logic rather than worrying about specific hardware configurations. Traditional OS require more consideration of hardware resources and compatibility.</text:p>
      <text:p text:style-name="Standard"/>
      <text:p text:style-name="Standard">4. **Infrastructure as Code (IaC):** Cloud architectures often involve defining infrastructure through code (IaC). This allows for version control, repeatability, and ease of provisioning. Traditional OS might require manual configuration, leading to potential inconsistencies.</text:p>
      <text:p text:style-name="Standard"/>
      <text:p text:style-name="Standard">5. **Event-Driven Architecture:** Cloud architectures often encourage event-driven design, allowing applications to respond to events like HTTP requests, database changes, etc. This contrasts with traditional OS where applications are typically run in a more continuous, daemon-like manner.</text:p>
      <text:p text:style-name="Standard"/>
      <text:p text:style-name="Standard">**Advantages of Cloud-Based Architecture:**</text:p>
      <text:p text:style-name="Standard"/>
      <text:p text:style-name="Standard">1. **Flexibility and Agility:** Cloud architecture enables developers to rapidly develop, test, and deploy applications. This agility is essential in fast-paced development environments.</text:p>
      <text:p text:style-name="Standard"/>
      <text:p text:style-name="Standard">2. **Cost Efficiency:** Cloud computing allows you to pay for resources on-demand, reducing the need to invest in and manage physical hardware. You can scale resources as needed, optimizing costs.</text:p>
      <text:p text:style-name="Standard"/>
      <text:p text:style-name="Standard"><text:soft-page-break/>3. **Global Availability:** Cloud services often provide data centers across the globe. This allows applications to be closer to users, reducing latency and improving performance.</text:p>
      <text:p text:style-name="Standard"/>
      <text:p text:style-name="Standard">4. **High Availability and Fault Tolerance:** Cloud platforms offer built-in mechanisms for redundancy and failover, enhancing the availability and reliability of applications compared to single-server traditional setups.</text:p>
      <text:p text:style-name="Standard"/>
      <text:p text:style-name="Standard">5. **Auto-Scaling:** Cloud architectures can automatically scale resources up or down based on demand, optimizing resource utilization and ensuring performance during peak periods.</text:p>
      <text:p text:style-name="Standard"/>
      <text:p text:style-name="Standard">6. **DevOps Integration:** Cloud architectures align well with DevOps practices, enabling continuous integration, continuous delivery (CI/CD), and automated deployment pipelines.</text:p>
      <text:p text:style-name="Standard"/>
      <text:p text:style-name="Standard">7. **Elasticity:** Cloud platforms allow you to easily adapt to changing workloads. Applications can scale up during high traffic and scale down during low traffic automatically.</text:p>
      <text:p text:style-name="Standard"/>
      <text:p text:style-name="Standard">8. **Managed Services:** Cloud providers offer various managed services (databases, caching, analytics, etc.) that can offload maintenance and management tasks, allowing developers to focus on core application logic.</text:p>
      <text:p text:style-name="Standard"/>
      <text:p text:style-name="Standard">9. **Innovation:** Cloud architectures encourage the use of modern development practices, microservices, and serverless paradigms, fostering innovation and the creation of scalable and modular applications.</text:p>
      <text:p text:style-name="Standard"/>
      <text:p text:style-name="Standard"/>
      <text:p text:style-name="Standard">**Why Cloud-Based Platforms Don't Make Traditional Operating Systems Obsolete:**</text:p>
      <text:p text:style-name="Standard"/>
      <text:p text:style-name="Standard">1. **Diverse Workloads:** Cloud-based platforms are well-suited for applications with dynamic workloads, scalability needs, and distributed architectures. However, traditional operating systems are still relevant for applications that require low-level hardware control, real-time performance, and specialized computing environments.</text:p>
      <text:p text:style-name="Standard"/>
      <text:p text:style-name="Standard">2. **Legacy Systems:** Many existing applications and systems run on traditional operating systems. Migrating these systems to the cloud might not always be feasible or cost-effective. Thus, traditional OS continues to play a role in maintaining these systems.</text:p>
      <text:p text:style-name="Standard"/>
      <text:p text:style-name="Standard">3. **Edge Computing:** Some applications require processing and decision-making at the edge of the network due to latency concerns or limited connectivity. Traditional operating systems can be more suitable for these scenarios.</text:p>
      <text:p text:style-name="Standard"/>
      <text:p text:style-name="Standard">4. **Resource-Intensive Applications:** Applications that demand high-performance computing, graphics rendering, or specialized hardware may still require traditional operating systems for optimal execution.</text:p>
      <text:p text:style-name="Standard"/>
      <text:p text:style-name="Standard">5. **Security and Isolation:** Traditional operating systems offer a level of security and isolation that is crucial for certain applications, particularly those involving sensitive data or critical infrastructure.</text:p>
      <text:p text:style-name="Standard"/>
      <text:p text:style-name="Standard">**Recommendation for an Operating Platform to Develop Prototype Code:**</text:p>
      <text:p text:style-name="Standard"/>
      <text:p text:style-name="Standard"><text:soft-page-break/></text:p>
      <text:p text:style-name="Standard">**Kubernetes:**</text:p>
      <text:p text:style-name="Standard"/>
      <text:p text:style-name="Standard">1. **Versatility:** Kubernetes offers a powerful platform for deploying, managing, and scaling containerized applications. It's versatile enough to handle various types of applications and architectures.</text:p>
      <text:p text:style-name="Standard"/>
      <text:p text:style-name="Standard">2. **Containerization:** Containers provide consistent environments for applications across development, testing, and production. This reduces "works on my machine" issues and streamlines the deployment process.</text:p>
      <text:p text:style-name="Standard"/>
      <text:p text:style-name="Standard">3. **Scalability:** Kubernetes provides efficient scaling mechanisms, making it suitable for applications with varying workloads.</text:p>
      <text:p text:style-name="Standard"/>
      <text:p text:style-name="Standard">4. **Microservices:** Kubernetes supports microservices architectures, enabling modular development and independent scaling of application components.</text:p>
      <text:p text:style-name="Standard"/>
      <text:p text:style-name="Standard">5. **Ecosystem:** Kubernetes has a rich ecosystem of tools and resources for managing deployments, monitoring, logging, and more.</text:p>
      <text:p text:style-name="Standard"/>
      <text:p text:style-name="Standard">**Serverless Components (AWS Lambda, Azure Functions, Google Cloud Functions):**</text:p>
      <text:p text:style-name="Standard"/>
      <text:p text:style-name="Standard">1. **Event-Driven:** Serverless platforms are excellent for event-driven scenarios, simplifying development by focusing solely on code logic.</text:p>
      <text:p text:style-name="Standard"/>
      <text:p text:style-name="Standard">2. **Auto-Scaling:** Serverless components auto-scale based on demand, optimizing resource utilization and costs.</text:p>
      <text:p text:style-name="Standard"/>
      <text:p text:style-name="Standard">3. **Cost Efficiency:** With pay-as-you-go pricing, serverless can be cost-effective for applications with sporadic usage patterns.</text:p>
      <text:p text:style-name="Standard"/>
      <text:p text:style-name="Standard">**Rationale:**</text:p>
      <text:p text:style-name="Standard"/>
      <text:p text:style-name="Standard">Developing prototype code on Kubernetes and incorporating serverless components aligns with modern cloud-native practices. This approach balances scalability, flexibility, and ease of development. It allows developers to focus on coding while benefiting from automated scaling, abstraction of infrastructure management, and the ecosystem of tools provided by Kubernetes and serverless platforms. However, it's important to assess each project's unique requirements and constraints before making a final decision on the operating platfor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19:06:57.284477557</meta:creation-date>
    <dc:date>2023-08-15T19:13:44.736276432</dc:date>
    <meta:editing-duration>PT6M47S</meta:editing-duration>
    <meta:editing-cycles>2</meta:editing-cycles>
    <meta:generator>LibreOffice/7.3.7.2$Linux_X86_64 LibreOffice_project/30$Build-2</meta:generator>
    <meta:document-statistic meta:table-count="0" meta:image-count="0" meta:object-count="0" meta:page-count="4" meta:paragraph-count="54" meta:word-count="1239" meta:character-count="9890" meta:non-whitespace-character-count="8705"/>
  </office:meta>
</office:document-meta>
</file>